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>
      <style:graphic-properties style:protect="siz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3.667cm" svg:height="1.735cm" svg:x="0.866cm" svg:y="0.631cm" presentation:class="title" presentation:user-transformed="true">
          <draw:text-box>
            <text:p text:style-name="P1"><text:span text:style-name="T1">Texto para la presentación (por José Ignacio Garcia Prieto)</text:span></text:p>
          </draw:text-box>
        </draw:frame>
        <draw:custom-shape draw:name="Google Shape;55;p13" draw:style-name="gr1" draw:text-style-name="P3" draw:layer="layout" svg:width="22.47cm" svg:height="9.355cm" svg:x="1.239cm" svg:y="2.676cm">
          <text:p text:style-name="P1"><text:span text:style-name="T2">1- ¿Qué son los patrones en programación?</text:span></text:p>
          <text:p text:style-name="P1"><text:span text:style-name="T2">2- En qué consiste el patrón memento?</text:span></text:p>
          <text:p text:style-name="P1"><text:span text:style-name="T2">3- Características de Memento.</text:span></text:p>
          <text:p text:style-name="P1"><text:span text:style-name="T2">4- Ejemplo de patrón Memento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1;p:notes" draw:style-name="gr2" draw:layer="layout" svg:width="16.933cm" svg:height="9.524cm" svg:x="1.059cm" svg:y="1.905cm" draw:page-number="1" presentation:class="page"/>
          <draw:frame draw:name="Google Shape;52;p:notes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22"/>
    <meta:generator>LibreOfficeDev/6.0.5.2$Linux_X86_64 LibreOffice_project/</meta:generator>
  </office:meta>
</office:document-meta>
</file>